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5/16</text:p>
      <text:p text:style-name="Standard"/>
      <text:p text:style-name="Standard"/>
      <text:p text:style-name="Standard">Today I reworked my program to overwrite save files, and then I tried to get somewhere with handling fe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8T09:58:33.12</meta:creation-date>
    <dc:date>2016-03-28T18:10:49.94</dc:date>
    <meta:editing-duration>PT1M13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2" meta:word-count="22" meta:character-count="131"/>
  </office:meta>
</office:document-meta>
</file>